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2cfb" officeooo:paragraph-rsid="00052cfb"/>
    </style:style>
    <style:style style:name="P2" style:family="paragraph" style:parent-style-name="Standard">
      <style:text-properties officeooo:rsid="00069106" officeooo:paragraph-rsid="00069106"/>
    </style:style>
    <style:style style:name="P3" style:family="paragraph" style:parent-style-name="Standard">
      <style:text-properties officeooo:rsid="00083734" officeooo:paragraph-rsid="00082010"/>
    </style:style>
    <style:style style:name="P4" style:family="paragraph" style:parent-style-name="Standard">
      <style:text-properties officeooo:rsid="00067d03" officeooo:paragraph-rsid="00082010"/>
    </style:style>
    <style:style style:name="P5" style:family="paragraph" style:parent-style-name="Standard">
      <style:text-properties officeooo:rsid="00082010" officeooo:paragraph-rsid="00082010"/>
    </style:style>
    <style:style style:name="P6" style:family="paragraph" style:parent-style-name="Standard">
      <style:text-properties officeooo:rsid="00097fa7" officeooo:paragraph-rsid="00097fa7"/>
    </style:style>
    <style:style style:name="T1" style:family="text">
      <style:text-properties officeooo:rsid="00069106"/>
    </style:style>
    <style:style style:name="T2" style:family="text">
      <style:text-properties officeooo:rsid="00083734"/>
    </style:style>
    <style:style style:name="T3" style:family="text">
      <style:text-properties officeooo:rsid="00095542"/>
    </style:style>
    <style:style style:name="T4" style:family="text">
      <style:text-properties officeooo:rsid="000820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OL</text:p>
      <text:p text:style-name="P3"/>
      <text:p text:style-name="P4">CASOS PRÁCTICOS <text:span text:style-name="T2">CONTRATOS DE TRABAJO</text:span></text:p>
      <text:p text:style-name="P1"/>
      <text:p text:style-name="P1">1. Elena va a trabajar en un restaurante de paellas como cocinera durante los meses de mayo a agosto incluidos, pues son los meses en que aumentan los clientes al ser <text:span text:style-name="T1">un restaurante en zona turística.</text:span></text:p>
      <text:p text:style-name="P2">a) ¿ Que contrato se puede realizar y por que?</text:p>
      <text:p text:style-name="P2">b) si la duración máxima que señala el convenio fuese de 12 meses en un periodo de 18 meses. ¿ podría prorrogarse este contrato? ¿ cuantas veces y por cuanto tiempo?</text:p>
      <text:p text:style-name="P2">c) si trabajase al final 12 meses en el restaurante con este contrato ¿ cuanto días cobraría de indemnización <text:span text:style-name="T4">por</text:span> fin de contrato?</text:p>
      <text:p text:style-name="P4"/>
      <text:p text:style-name="P4"><text:span text:style-name="T4">2</text:span>. Paco tiene 22 años y ningún tipo de titulación, pues dejo de estudiar con la ESO. Una empresa familiar quiere contratarle con algún contrato que además pueda formarle como auxiliar de carpintería. Durante una parte de la jornada la empresa quisiera que realizase algún curso de formación en carpintería, y en la otra parte que permanezca en el taller trabajando.</text:p>
      <text:p text:style-name="P4">a) ¿Que tipo de contrato pueden realizara Paco? ¿Qué requisitos debe cumplir Paco?</text:p>
      <text:p text:style-name="P4">b¿Cual es la duración mínima y máxima de este contrato? Una vez finalizada la duracion máxima ¿puede seguir contratado con este tipo de contrato?</text:p>
      <text:p text:style-name="P4">c) Si la jornada es de 40 horas semanales ¿ cual es la duración mínima de la formación durante el primer año? ¿ y en los siguientes años? ¿ Y la duración máxima del trabajo efectivo?</text:p>
      <text:p text:style-name="P4">d) ¿Dónde debe realizarse <text:span text:style-name="T2">la formación? ¿ Cuándo debe realizarse?</text:span></text:p>
      <text:p text:style-name="P3">e) ¿Cuánto ganaría como mínimo el primer año? ¿ y los siguientes?</text:p>
      <text:p text:style-name="P3">Nota el SMI para 2018 es de 735,90€/ mes</text:p>
      <text:p text:style-name="P3"/>
      <text:p text:style-name="P3"><text:span text:style-name="T4">3,</text:span> Maria tiene 27 años y un ciclo de Administración y Finanzas que acabó hace 7 años. La empresa la quiere contratar como administrativa a jornada completa durante unos meses y con el menor sueldo posible según al ley y el convenio.</text:p>
      <text:p text:style-name="P3">a) ¿Qué contrato se puede celebrar con María? Razona qué requisitos cumple de edad y tiempo desde que obtuvo el titulo.</text:p>
      <text:p text:style-name="P3">b) ¿<text:span text:style-name="T3">C</text:span>uál es la duración máxima y mínima de este contrato según la ley? Si la contratan por 6 meses ¿ cuantas prorrogas pueden haber?</text:p>
      <text:p text:style-name="P3">c) Si, según el convenio, el sueldo de la categoría profesional de Maria es de 1000€ ¿ cuanto ganaría como mínimo el primer y segundo año de su contrato? Fíjate que tiene el limite del SMI de 2018: 735,90€</text:p>
      <text:p text:style-name="P3">d) Si Maria posteriormente está de baja 2 meses, ¿ que sucederá con su contrato?</text:p>
      <text:p text:style-name="P3"/>
      <text:p text:style-name="P3"><text:span text:style-name="T4">4</text:span>. Un trabajador de 36 años que obtuvo el titulo de grado medio en artes gráficas hace 2 años va a ser contratado en una imprenta <text:s text:c="3"/>en prácticas durante 12 meses con la categoría de oficial de 2ª.</text:p>
      <text:p text:style-name="P3">a) ¿Cumple los requisitos para ser contratado en prácticas?</text:p>
      <text:p text:style-name="P3">b) ¿La duración es la correcta?¿ Cuál es la <text:span text:style-name="T4">duración</text:span> máxima?</text:p>
      <text:p text:style-name="P3">c) ¿Qué duración tiene le periodo de prueba por ser contrato de prácticas?</text:p>
      <text:p text:style-name="P3">d) Si el salario del convenio es de 1200€, ¿cuánto ganaría ese año? ¿ Y si fuese contratado un segundo año?</text:p>
      <text:p text:style-name="P3"/>
      <text:p text:style-name="P5">5, Un estudiante trabaja en un centro comercial con un contrato eventual a tiempo parcial. La jornada es de 4 horas al día de lunes a viernes, en total 20 horas a la semana. La empresa le propone realizar horas complementarias el fin de semana. En el contrato no existe ningún pacto de horas complementarias.</text:p>
      <text:p text:style-name="P5">A ¿Es obligatorio el pacto para realizar las horas complementarias?</text:p>
      <text:p text:style-name="P5"><text:soft-page-break/>b) Y si estuviese pactado, ¿sería obligatorio para este tipo de contrato según las horas que realiza a ala semana?</text:p>
      <text:p text:style-name="P5">C ¿Qué porcentaje máximo de horas complementarias pactadas puede realizar? ¿Cuántas horas concretas son a la semana?</text:p>
      <text:p text:style-name="P5">d) ¿Con cuántos días habría que preavisar para realizar estas horas?</text:p>
      <text:p text:style-name="P5"/>
      <text:p text:style-name="P6">6. Una trabajadora de 25 años va a ser contratada de forma indefinida con el nuevo contrato indefinido de apoyo a emprendedores. La empresa le comunica que el periodo de prueba no es de 2 meses por tener FP de grado superior, sino de un año entero, y que la jornada que va a realizar va a ser a tiempo parcial del 75% de la jornada.</text:p>
      <text:p text:style-name="P6">a) ¿Tiene razón la empresa en cuanto el periodo de prueba? ¿ La jornada puede ser a tiempo parcial del 75%?</text:p>
      <text:p text:style-name="P6">b) Si el sector donde va a ser contratada es un sector con poco representación de las mujeres, ¿que bonificación recibirá la empresa a ala cuota de la seguridad social?</text:p>
      <text:p text:style-name="P6">C ¿Durante cuánto tiempo debe mantener la empresa a ala trabajadora para no tener que devolver las ayudas?</text:p>
      <text:p text:style-name="P6"/>
      <text:p text:style-name="P6">7, Señala qué bonificaciones podría recibir una empresa con los siguientes trabajadores en el año 2018:</text:p>
      <text:p text:style-name="P6">a) Maria Dolores, contratada en prácticas desde hace un año y cuyo contrato se va a transformar en indefinido.</text:p>
      <text:p text:style-name="P6">b) Javier, de 28 años, que está en el paro. Y que se va a contratar con un contrato de apoyo al emprendedor.</text:p>
      <text:p text:style-name="P6">c) Lorena, de 46 años, que lleva en el paro 9meses y se quiere contratar indefinida.</text:p>
      <text:p text:style-name="P6">D) José Francisco, de 33 años, que está en la empresa con un contrato de relevo desde hace 2 años y se le quiere transformar en indefinido.</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12:11:59.896513114</meta:creation-date>
    <dc:date>2018-01-15T10:09:50.335994815</dc:date>
    <meta:editing-duration>PT13M27S</meta:editing-duration>
    <meta:editing-cycles>2</meta:editing-cycles>
    <meta:generator>LibreOffice/5.2.7.2$Linux_X86_64 LibreOffice_project/20m0$Build-2</meta:generator>
    <meta:document-statistic meta:table-count="0" meta:image-count="0" meta:object-count="0" meta:page-count="2" meta:paragraph-count="37" meta:word-count="854" meta:character-count="4719" meta:non-whitespace-character-count="3899"/>
  </office:meta>
</office:document-meta>
</file>